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0.63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 style:data-style-name="N2">
      <style:table-cell-properties fo:background-color="#ffcccc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00ffff"/>
    </style:style>
    <style:style style:name="ce11" style:family="table-cell" style:parent-style-name="Default" style:data-style-name="N2">
      <style:table-cell-properties fo:background-color="#ff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7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7">
      <style:table-cell-properties fo:background-color="#00ffff"/>
    </style:style>
    <style:style style:name="ce14" style:family="table-cell" style:parent-style-name="Default" style:data-style-name="N117"/>
    <style:style style:name="ce15" style:family="table-cell" style:parent-style-name="Default" style:data-style-name="N117">
      <style:table-cell-properties fo:background-color="#ffcccc"/>
    </style:style>
    <style:style style:name="ce16" style:family="table-cell" style:parent-style-name="Default" style:data-style-name="N117">
      <style:table-cell-properties fo:background-color="#ff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8">
      <style:table-cell-properties fo:background-color="#ffcccc"/>
    </style:style>
    <style:style style:name="ce18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fo:background-color="#66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4" table:default-cell-style-name="ce14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Bosch</text:p>
          </table:table-cell>
          <table:covered-table-cell table:style-name="ce1"/>
          <table:table-cell table:style-name="ce9" office:value-type="string" table:number-columns-spanned="2" table:number-rows-spanned="1">
            <text:p>Pont diviseur</text:p>
          </table:table-cell>
          <table:covered-table-cell table:style-name="ce12"/>
          <table:table-cell table:number-columns-repeated="5"/>
        </table:table-row>
        <table:table-row table:style-name="ro1">
          <table:table-cell table:style-name="ce1" office:value-type="string">
            <text:p>Pressure</text:p>
          </table:table-cell>
          <table:table-cell table:style-name="ce1" office:value-type="string">
            <text:p>Voltage</text:p>
          </table:table-cell>
          <table:table-cell table:style-name="ce9" office:value-type="string">
            <text:p>Vout</text:p>
          </table:table-cell>
          <table:table-cell table:style-name="ce12" office:value-type="string">
            <text:p>I</text:p>
          </table:table-cell>
          <table:table-cell table:style-name="ce18" office:value-type="string">
            <text:p>Espruino</text:p>
          </table:table-cell>
          <table:table-cell table:number-columns-repeated="3"/>
          <table:table-cell>
            <draw:frame table:end-cell-address="Feuille1.V24" table:end-x="0.889in" table:end-y="0.1677in" draw:z-index="0" draw:style-name="gr1" draw:text-style-name="P1" svg:width="12.4134in" svg:height="3.9224in" svg:x="0.0331in" svg:y="0.1571in">
              <draw:object draw:notify-on-update-of-ranges="Feuille1.A3:Feuille1.A4 Feuille1.B2:Feuille1.B2 Feuille1.B3:Feuille1.B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Evolution de la sonde Bosch selon la température</svg:title>
            </draw:frame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10" table:formula="of:=([.B3]*[.$B$8])/([.$B$7]+[.$B$8])" office:value-type="float" office:value="0.366666666666667">
            <text:p>0.37</text:p>
          </table:table-cell>
          <table:table-cell table:style-name="ce13" table:formula="of:=[.B3]/([.$B$7]+[.$B$8])" office:value-type="float" office:value="0.000111111111111111">
            <text:p>0.000</text:p>
          </table:table-cell>
          <table:table-cell table:style-name="ce19" table:formula="of:=[.C3]/3.3" office:value-type="float" office:value="0.111111111111111">
            <text:p>0.111</text:p>
          </table:table-cell>
          <table:table-cell table:number-columns-repeated="4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2" office:value-type="float" office:value="4.5">
            <text:p>4.5</text:p>
          </table:table-cell>
          <table:table-cell table:style-name="ce10" table:formula="of:=([.B4]*[.$B$8])/([.$B$7]+[.$B$8])" office:value-type="float" office:value="3.3">
            <text:p>3.30</text:p>
          </table:table-cell>
          <table:table-cell table:style-name="ce13" table:formula="of:=[.B4]/([.$B$7]+[.$B$8])" office:value-type="float" office:value="0.001">
            <text:p>0.001</text:p>
          </table:table-cell>
          <table:table-cell table:style-name="ce19" table:formula="of:=[.C4]/3.3" office:value-type="float" office:value="1">
            <text:p>1.0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1</text:p>
          </table:table-cell>
          <table:table-cell office:value-type="float" office:value="1200">
            <text:p>1200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2</text:p>
          </table:table-cell>
          <table:table-cell office:value-type="float" office:value="3300">
            <text:p>3300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8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table:number-columns-spanned="5" table:number-rows-spanned="11">
            <text:p>Sensor mesure only pressure above the atmospheric pressure (&gt; 1 bar)</text:p>
            <text:p/>
            <text:p>1 Bar = 100 000 Pa = 14.5038 Psi = 0.88V</text:p>
          </table:table-cell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table:number-columns-spanned="4" table:number-rows-spanned="1">
            <text:p>Simulation</text:p>
          </table:table-cell>
          <table:covered-table-cell table:style-name="ce6"/>
          <table:covered-table-cell table:style-name="ce7"/>
          <table:covered-table-cell table:style-name="ce15"/>
          <table:table-cell table:number-columns-repeated="5"/>
        </table:table-row>
        <table:table-row table:style-name="ro1">
          <table:table-cell table:style-name="ce5" office:value-type="string">
            <text:p>Bosch (PSI)</text:p>
          </table:table-cell>
          <table:table-cell table:style-name="ce5" office:value-type="string">
            <text:p>Bosch (V)</text:p>
          </table:table-cell>
          <table:table-cell table:style-name="ce11" office:value-type="string">
            <text:p>Vout</text:p>
          </table:table-cell>
          <table:table-cell table:style-name="ce16" office:value-type="string">
            <text:p>Espruino</text:p>
          </table:table-cell>
          <table:table-cell table:number-columns-repeated="5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7" table:formula="of:=([.B25]*[.$B$8])/([.$B$7]+[.$B$8])" office:value-type="float" office:value="0.366666666666667">
            <text:p>0.37</text:p>
          </table:table-cell>
          <table:table-cell table:style-name="ce17" table:formula="of:=[.C25]/3.3" office:value-type="float" office:value="0.111111111111111">
            <text:p>0.11111</text:p>
          </table:table-cell>
          <table:table-cell/>
          <table:table-cell table:style-name="ce14"/>
          <table:table-cell table:number-columns-repeated="2"/>
          <table:table-cell>
            <draw:frame table:end-cell-address="Feuille1.V42" table:end-x="0.878in" table:end-y="0.148in" draw:z-index="1" draw:style-name="gr1" draw:text-style-name="P1" svg:width="12.4244in" svg:height="3.0094in" svg:x="0.011in" svg:y="0.161in">
              <draw:object draw:notify-on-update-of-ranges="Feuille1.A3:Feuille1.A4 Feuille1.C2:Feuille1.C2 Feuille1.C3:Feuille1.C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7" table:formula="of:=([.B26]/4.5)*145" office:value-type="float" office:value="24.1666666666667">
            <text:p>24.17</text:p>
          </table:table-cell>
          <table:table-cell table:style-name="ce6" office:value-type="float" office:value="0.75">
            <text:p>0.75</text:p>
          </table:table-cell>
          <table:table-cell table:style-name="ce7" table:formula="of:=([.B26]*[.$B$8])/([.$B$7]+[.$B$8])" office:value-type="float" office:value="0.55">
            <text:p>0.55</text:p>
          </table:table-cell>
          <table:table-cell table:style-name="ce17" table:formula="of:=[.C26]/3.3" office:value-type="float" office:value="0.166666666666667">
            <text:p>0.16667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27]/4.5)*145" office:value-type="float" office:value="32.2222222222222">
            <text:p>32.22</text:p>
          </table:table-cell>
          <table:table-cell table:style-name="ce6" office:value-type="float" office:value="1">
            <text:p>1</text:p>
          </table:table-cell>
          <table:table-cell table:style-name="ce7" table:formula="of:=([.B27]*[.$B$8])/([.$B$7]+[.$B$8])" office:value-type="float" office:value="0.733333333333333">
            <text:p>0.73</text:p>
          </table:table-cell>
          <table:table-cell table:style-name="ce17" table:formula="of:=[.C27]/3.3" office:value-type="float" office:value="0.222222222222222">
            <text:p>0.22222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28]/4.5)*145" office:value-type="float" office:value="40.2777777777778">
            <text:p>40.28</text:p>
          </table:table-cell>
          <table:table-cell table:style-name="ce6" office:value-type="float" office:value="1.25">
            <text:p>1.25</text:p>
          </table:table-cell>
          <table:table-cell table:style-name="ce7" table:formula="of:=([.B28]*[.$B$8])/([.$B$7]+[.$B$8])" office:value-type="float" office:value="0.916666666666667">
            <text:p>0.92</text:p>
          </table:table-cell>
          <table:table-cell table:style-name="ce17" table:formula="of:=[.C28]/3.3" office:value-type="float" office:value="0.277777777777778">
            <text:p>0.27778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29]/4.5)*145" office:value-type="float" office:value="48.3333333333333">
            <text:p>48.33</text:p>
          </table:table-cell>
          <table:table-cell table:style-name="ce6" office:value-type="float" office:value="1.5">
            <text:p>1.5</text:p>
          </table:table-cell>
          <table:table-cell table:style-name="ce7" table:formula="of:=([.B29]*[.$B$8])/([.$B$7]+[.$B$8])" office:value-type="float" office:value="1.1">
            <text:p>1.10</text:p>
          </table:table-cell>
          <table:table-cell table:style-name="ce17" table:formula="of:=[.C29]/3.3" office:value-type="float" office:value="0.333333333333333">
            <text:p>0.33333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0]/4.5)*145" office:value-type="float" office:value="56.3888888888889">
            <text:p>56.39</text:p>
          </table:table-cell>
          <table:table-cell table:style-name="ce6" office:value-type="float" office:value="1.75">
            <text:p>1.75</text:p>
          </table:table-cell>
          <table:table-cell table:style-name="ce7" table:formula="of:=([.B30]*[.$B$8])/([.$B$7]+[.$B$8])" office:value-type="float" office:value="1.28333333333333">
            <text:p>1.28</text:p>
          </table:table-cell>
          <table:table-cell table:style-name="ce17" table:formula="of:=[.C30]/3.3" office:value-type="float" office:value="0.388888888888889">
            <text:p>0.38889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1]/4.5)*145" office:value-type="float" office:value="64.4444444444444">
            <text:p>64.44</text:p>
          </table:table-cell>
          <table:table-cell table:style-name="ce6" office:value-type="float" office:value="2">
            <text:p>2</text:p>
          </table:table-cell>
          <table:table-cell table:style-name="ce7" table:formula="of:=([.B31]*[.$B$8])/([.$B$7]+[.$B$8])" office:value-type="float" office:value="1.46666666666667">
            <text:p>1.47</text:p>
          </table:table-cell>
          <table:table-cell table:style-name="ce17" table:formula="of:=[.C31]/3.3" office:value-type="float" office:value="0.444444444444444">
            <text:p>0.44444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2]/4.5)*145" office:value-type="float" office:value="72.5">
            <text:p>72.50</text:p>
          </table:table-cell>
          <table:table-cell table:style-name="ce6" office:value-type="float" office:value="2.25">
            <text:p>2.25</text:p>
          </table:table-cell>
          <table:table-cell table:style-name="ce7" table:formula="of:=([.B32]*[.$B$8])/([.$B$7]+[.$B$8])" office:value-type="float" office:value="1.65">
            <text:p>1.65</text:p>
          </table:table-cell>
          <table:table-cell table:style-name="ce17" table:formula="of:=[.C32]/3.3" office:value-type="float" office:value="0.5">
            <text:p>0.50000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3]/4.5)*145" office:value-type="float" office:value="80.5555555555556">
            <text:p>80.56</text:p>
          </table:table-cell>
          <table:table-cell table:style-name="ce6" office:value-type="float" office:value="2.5">
            <text:p>2.5</text:p>
          </table:table-cell>
          <table:table-cell table:style-name="ce7" table:formula="of:=([.B33]*[.$B$8])/([.$B$7]+[.$B$8])" office:value-type="float" office:value="1.83333333333333">
            <text:p>1.83</text:p>
          </table:table-cell>
          <table:table-cell table:style-name="ce17" table:formula="of:=[.C33]/3.3" office:value-type="float" office:value="0.555555555555556">
            <text:p>0.55556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4]/4.5)*145" office:value-type="float" office:value="88.6111111111111">
            <text:p>88.61</text:p>
          </table:table-cell>
          <table:table-cell table:style-name="ce6" office:value-type="float" office:value="2.75">
            <text:p>2.75</text:p>
          </table:table-cell>
          <table:table-cell table:style-name="ce7" table:formula="of:=([.B34]*[.$B$8])/([.$B$7]+[.$B$8])" office:value-type="float" office:value="2.01666666666667">
            <text:p>2.02</text:p>
          </table:table-cell>
          <table:table-cell table:style-name="ce17" table:formula="of:=[.C34]/3.3" office:value-type="float" office:value="0.611111111111111">
            <text:p>0.61111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5]/4.5)*145" office:value-type="float" office:value="96.6666666666667">
            <text:p>96.67</text:p>
          </table:table-cell>
          <table:table-cell table:style-name="ce6" office:value-type="float" office:value="3">
            <text:p>3</text:p>
          </table:table-cell>
          <table:table-cell table:style-name="ce7" table:formula="of:=([.B35]*[.$B$8])/([.$B$7]+[.$B$8])" office:value-type="float" office:value="2.2">
            <text:p>2.20</text:p>
          </table:table-cell>
          <table:table-cell table:style-name="ce17" table:formula="of:=[.C35]/3.3" office:value-type="float" office:value="0.666666666666667">
            <text:p>0.66667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6]/4.5)*145" office:value-type="float" office:value="104.722222222222">
            <text:p>104.72</text:p>
          </table:table-cell>
          <table:table-cell table:style-name="ce6" office:value-type="float" office:value="3.25">
            <text:p>3.25</text:p>
          </table:table-cell>
          <table:table-cell table:style-name="ce7" table:formula="of:=([.B36]*[.$B$8])/([.$B$7]+[.$B$8])" office:value-type="float" office:value="2.38333333333333">
            <text:p>2.38</text:p>
          </table:table-cell>
          <table:table-cell table:style-name="ce17" table:formula="of:=[.C36]/3.3" office:value-type="float" office:value="0.722222222222222">
            <text:p>0.72222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7]/4.5)*145" office:value-type="float" office:value="112.777777777778">
            <text:p>112.78</text:p>
          </table:table-cell>
          <table:table-cell table:style-name="ce6" office:value-type="float" office:value="3.5">
            <text:p>3.5</text:p>
          </table:table-cell>
          <table:table-cell table:style-name="ce7" table:formula="of:=([.B37]*[.$B$8])/([.$B$7]+[.$B$8])" office:value-type="float" office:value="2.56666666666667">
            <text:p>2.57</text:p>
          </table:table-cell>
          <table:table-cell table:style-name="ce17" table:formula="of:=[.C37]/3.3" office:value-type="float" office:value="0.777777777777778">
            <text:p>0.77778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8]/4.5)*145" office:value-type="float" office:value="120.833333333333">
            <text:p>120.83</text:p>
          </table:table-cell>
          <table:table-cell table:style-name="ce6" office:value-type="float" office:value="3.75">
            <text:p>3.75</text:p>
          </table:table-cell>
          <table:table-cell table:style-name="ce7" table:formula="of:=([.B38]*[.$B$8])/([.$B$7]+[.$B$8])" office:value-type="float" office:value="2.75">
            <text:p>2.75</text:p>
          </table:table-cell>
          <table:table-cell table:style-name="ce17" table:formula="of:=[.C38]/3.3" office:value-type="float" office:value="0.833333333333333">
            <text:p>0.83333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9]/4.5)*145" office:value-type="float" office:value="128.888888888889">
            <text:p>128.89</text:p>
          </table:table-cell>
          <table:table-cell table:style-name="ce6" office:value-type="float" office:value="4">
            <text:p>4</text:p>
          </table:table-cell>
          <table:table-cell table:style-name="ce7" table:formula="of:=([.B39]*[.$B$8])/([.$B$7]+[.$B$8])" office:value-type="float" office:value="2.93333333333333">
            <text:p>2.93</text:p>
          </table:table-cell>
          <table:table-cell table:style-name="ce17" table:formula="of:=[.C39]/3.3" office:value-type="float" office:value="0.888888888888889">
            <text:p>0.88889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40]/4.5)*145" office:value-type="float" office:value="136.944444444444">
            <text:p>136.94</text:p>
          </table:table-cell>
          <table:table-cell table:style-name="ce6" office:value-type="float" office:value="4.25">
            <text:p>4.25</text:p>
          </table:table-cell>
          <table:table-cell table:style-name="ce7" table:formula="of:=([.B40]*[.$B$8])/([.$B$7]+[.$B$8])" office:value-type="float" office:value="3.11666666666667">
            <text:p>3.12</text:p>
          </table:table-cell>
          <table:table-cell table:style-name="ce17" table:formula="of:=[.C40]/3.3" office:value-type="float" office:value="0.944444444444444">
            <text:p>0.94444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41]/4.5)*145" office:value-type="float" office:value="145">
            <text:p>145.00</text:p>
          </table:table-cell>
          <table:table-cell table:style-name="ce6" office:value-type="float" office:value="4.5">
            <text:p>4.5</text:p>
          </table:table-cell>
          <table:table-cell table:style-name="ce7" table:formula="of:=([.B41]*[.$B$8])/([.$B$7]+[.$B$8])" office:value-type="float" office:value="3.3">
            <text:p>3.30</text:p>
          </table:table-cell>
          <table:table-cell table:style-name="ce17" table:formula="of:=[.C41]/3.3" office:value-type="float" office:value="1">
            <text:p>1.00000</text:p>
          </table:table-cell>
          <table:table-cell/>
          <table:table-cell table:style-name="ce14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 table:number-rows-repeated="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4">05/14/2023</text:date>, <text:time>12:1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Armani</meta:initial-creator>
    <meta:creation-date>2023-05-13T10:35:29.66</meta:creation-date>
    <dc:date>2023-05-14T12:16:52.36</dc:date>
    <dc:creator>Jimmy Armani</dc:creator>
    <meta:editing-duration>PT7H40M30S</meta:editing-duration>
    <meta:editing-cycles>8</meta:editing-cycles>
    <meta:generator>OpenOffice/4.1.14$Win32 OpenOffice.org_project/4114m1$Build-9811</meta:generator>
    <meta:document-statistic meta:table-count="3" meta:cell-count="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31cm" svg:height="9.964cm" xlink:href=".." xlink:type="simple" chart:class="chart:line" chart:style-name="ch1">
        <chart:title svg:x="11.448cm" svg:y="0.335cm" chart:style-name="ch2">
          <text:p>Evolution en V de la sonde selon la pression</text:p>
        </chart:title>
        <chart:plot-area chart:style-name="ch3" table:cell-range-address="Feuille1.A3:Feuille1.B4 Feuille1.B2:Feuille1.B2" chart:data-source-has-labels="both" svg:x="1.08cm" svg:y="1.711cm" svg:width="29.191cm" svg:height="7.634cm">
          <chartooo:coordinate-region svg:x="1.807cm" svg:y="1.923cm" svg:width="28.184cm" svg:height="6.749cm"/>
          <chart:axis chart:dimension="x" chart:name="primary-x" chart:style-name="ch4" chartooo:axis-type="auto">
            <chartooo:date-scale/>
            <chart:categories table:cell-range-address="Feuille1.A3:Feuille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4" chart:label-cell-address="Feuille1.B2:Feuille1.B2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3:Feuille1.A4</svg:desc>
                </draw:g>
              </table:table-cell>
              <table:table-cell office:value-type="float" office:value="0.5">
                <text:p>0.5</text:p>
                <draw:g>
                  <svg:desc>Feuille1.B3:Feuille1.B4</svg:desc>
                </draw:g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9cm" svg:height="7.645cm" xlink:href=".." xlink:type="simple" chart:class="chart:line" chart:style-name="ch1">
        <chart:title svg:x="11.568cm" svg:y="0.288cm" chart:style-name="ch2">
          <text:p>Evolution de l'entrée ADC selon la pression</text:p>
        </chart:title>
        <chart:plot-area chart:style-name="ch3" table:cell-range-address="Feuille1.A3:Feuille1.A4 Feuille1.C2:Feuille1.C4" chart:data-source-has-labels="both" svg:x="1.081cm" svg:y="1.523cm" svg:width="29.216cm" svg:height="5.55cm">
          <chartooo:coordinate-region svg:x="1.993cm" svg:y="1.735cm" svg:width="28.024cm" svg:height="4.665cm"/>
          <chart:axis chart:dimension="x" chart:name="primary-x" chart:style-name="ch4" chartooo:axis-type="auto">
            <chartooo:date-scale/>
            <chart:categories table:cell-range-address="Feuille1.A3:Feuille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4" chart:label-cell-address="Feuille1.C2:Feuille1.C2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3:Feuille1.A4</svg:desc>
                </draw:g>
              </table:table-cell>
              <table:table-cell office:value-type="float" office:value="0.366666666666667">
                <text:p>0.366666666666667</text:p>
                <draw:g>
                  <svg:desc>Feuille1.C3:Feuille1.C4</svg:desc>
                </draw:g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